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писок вопросов для проверки на знания, и умения использовать, по категориям - в контексте "Wordpress Разработка Плагинов"</text:p>
      <text:p text:style-name="Standard">ChatGPT</text:p>
      <text:p text:style-name="P1">ChatGPT</text:p>
      <text:p text:style-name="Text_20_body">Конечно, вот список вопросов для проверки знаний и умений по категориям в контексте разработки плагинов для Wordpress:</text:p>
      <text:p text:style-name="Text_20_body"><text:span text:style-name="Strong_20_Emphasis">PHP и Wordpress API:</text:span></text:p>
      <text:list xml:id="list23044917271848703" text:style-name="L1">
        <text:list-item>
          <text:p text:style-name="P8">Что такое хуки в Wordpress и как они используются в разработке плагинов?</text:p>
        </text:list-item>
        <text:list-item>
          <text:p text:style-name="P8">Как добавить новую страницу настроек в административную панель Wordpress с помощью плагина?</text:p>
        </text:list-item>
        <text:list-item>
          <text:p text:style-name="P8">Как выполнить запрос к базе данных Wordpress с использованием класса WP_Query?</text:p>
        </text:list-item>
        <text:list-item>
          <text:p text:style-name="P2">Какие функции используются для работы с базой данных в Wordpress?</text:p>
        </text:list-item>
      </text:list>
      <text:p text:style-name="Text_20_body"><text:span text:style-name="Strong_20_Emphasis">Хуки и Фильтры:</text:span> 5. Чем отличаются действия (action hooks) от фильтров (filter hooks) в Wordpress?</text:p>
      <text:list xml:id="list2143395437793506371" text:style-name="L2">
        <text:list-item>
          <text:p text:style-name="P3">Какой хук можно использовать для добавления нового функционала перед выводом контента поста в Wordpress?</text:p>
        </text:list-item>
      </text:list>
      <text:p text:style-name="Text_20_body"><text:span text:style-name="Strong_20_Emphasis">Безопасность:</text:span> 7. Что такое экранизация (escaping) и зачем она нужна в разработке плагинов для Wordpress?</text:p>
      <text:list xml:id="list2115890228249301184" text:style-name="L3">
        <text:list-item>
          <text:p text:style-name="P4">Какие методы безопасности следует применять при работе с входными данными в Wordpress?</text:p>
        </text:list-item>
      </text:list>
      <text:p text:style-name="Text_20_body"><text:span text:style-name="Strong_20_Emphasis">Оптимизация и производительность:</text:span> 9. Какие методы оптимизации кода могут быть использованы для ускорения работы плагина в Wordpress?</text:p>
      <text:list xml:id="list5231050977126413306" text:style-name="L4">
        <text:list-item>
          <text:p text:style-name="P5">Каким образом можно кэшировать запросы в плагине для улучшения производительности?</text:p>
        </text:list-item>
      </text:list>
      <text:p text:style-name="Text_20_body"><text:span text:style-name="Strong_20_Emphasis">Интеграция с API сторонних сервисов:</text:span> 11. Как осуществить запрос к API стороннего сервиса из плагина Wordpress?</text:p>
      <text:list xml:id="list3688073166074271777" text:style-name="L5">
        <text:list-item>
          <text:p text:style-name="P6">Как обработать ответ от API и использовать его данные в плагине?</text:p>
        </text:list-item>
      </text:list>
      <text:p text:style-name="Text_20_body"><text:span text:style-name="Strong_20_Emphasis">Документация и распространение:</text:span> 13. Как создать README файл для вашего плагина и какие сведения следует включить в него?</text:p>
      <text:list xml:id="list1508586530473037112" text:style-name="L6">
        <text:list-item>
          <text:p text:style-name="P7">Каким образом можно опубликовать свой плагин в официальном репозитории Wordpress?</text:p>
        </text:list-item>
      </text:list>
      <text:p text:style-name="Text_20_body">Эти вопросы позволят проверить знания и умения в различных аспектах разработки плагинов для Wordpress и убедиться в готовности к созданию и использованию плагинов на практик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2T00:42:46.79</dc:date>
    <meta:document-statistic meta:table-count="0" meta:image-count="0" meta:object-count="0" meta:page-count="1" meta:paragraph-count="20" meta:word-count="257" meta:character-count="1756"/>
    <dc:creator>Dima Wide</dc:creator>
    <meta:user-defined meta:name="Info 1"/>
    <meta:user-defined meta:name="Info 2"/>
    <meta:user-defined meta:name="Info 3"/>
    <meta:user-defined meta:name="Info 4"/>
  </office:meta>
</office:document-meta>
</file>